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uid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table:formula="of:=(16*16)*6"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beacons</text:p>
          </table:table-cell>
          <table:table-cell table:formula="of:=128*6" office:value-type="float" office:value="768" calcext:value-type="float">
            <text:p>7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SUM([.B1:.B4])" office:value-type="float" office:value="4480" calcext:value-type="float">
            <text:p>44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6:37:15.197566508</meta:creation-date>
    <dc:date>2019-03-22T07:52:48.506737942</dc:date>
    <meta:editing-duration>PT55M13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